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fo:font-weight="bold" fo:background-color="#ffff99" style:font-size-asian="10pt" style:font-weight-asian="bold" style:font-size-complex="10pt" style:font-weight-complex="bold"/>
    </style:style>
    <style:style style:name="P2" style:family="paragraph" style:parent-style-name="Standard">
      <style:text-properties style:font-name="Calibri" fo:font-size="10pt" fo:background-color="transparent" style:font-size-asian="10pt" style:font-size-complex="10pt"/>
    </style:style>
    <style:style style:name="P3" style:family="paragraph" style:parent-style-name="Standard">
      <style:text-properties style:font-name="Calibri" fo:font-size="10pt" fo:background-color="transparen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debate Summary (Auspol)</text:p>
      <text:p text:style-name="P2"/>
      <text:p text:style-name="P2">For years I have said debates, or any kind of public forums between two individuals, should not be considered a contest to determine a winner and loser.</text:p>
      <text:p text:style-name="P2"/>
      <text:p text:style-name="P2">So it continues to irk me when the first thing people ask at the conclusion of these events is who was the winner.</text:p>
      <text:p text:style-name="P2"/>
      <text:p text:style-name="P2">Last night we saw the first debate between Prime Minister Scott Morrison and Opposition Leader Anthony Albanese.</text:p>
      <text:p text:style-name="P2"/>
      <text:p text:style-name="P2">The event was hosted by The Courier Mail and broadcast on Sky News.</text:p>
      <text:p text:style-name="P2"/>
      <text:p text:style-name="P2">After the opening statements from Morrison and Albo it was straight into questions from the audience.</text:p>
      <text:p text:style-name="P2"/>
      <text:p text:style-name="P2">It opened a bit rough and I must admit I was worried when the first questioner was allowed to consume 4 minutes of air time just to reach the point of his question before the host, Kieran Gilbert, pressed things forward.</text:p>
      <text:p text:style-name="P2"/>
      <text:p text:style-name="P2">Thankfully it was smooth sailing from this point on.</text:p>
      <text:p text:style-name="P2"/>
      <text:p text:style-name="P2">Morrison couldn't resist the temptation to answer the first question, which centered around home ownership accessibility, by referring to Jenny.</text:p>
      <text:p text:style-name="P2"/>
      <text:p text:style-name="P2">My eyes rolled.</text:p>
      <text:p text:style-name="P2"/>
      <text:p text:style-name="P2">Morrison often makes references to his, probably as some kind of on-the-record reminder of her importance in his life.</text:p>
      <text:p text:style-name="P2"/>
      <text:p text:style-name="P2">Still, it's both eye-rolling and cringe-worthy for the public to hear all about Jenny every time the Prime Minister is asked a question.</text:p>
      <text:p text:style-name="P2"/>
      <text:p text:style-name="P2">It didn't happen too much throughout the evening, but Jenny was referenced a couple of times.</text:p>
      <text:p text:style-name="P2"/>
      <text:p text:style-name="P2">It was immediately obvious to me early on that Albo had no policy alternatives to fall back on.</text:p>
      <text:p text:style-name="P2"/>
      <text:p text:style-name="P2">Instead, Albo's responses to questions were littered with complaints about the government.</text:p>
      <text:p text:style-name="P2"/>
      <text:p text:style-name="P2">Albo pressed the issue of a lack of any Federal corruption commission and turns out it was an issue he would continue to press multiple times throughout the debate.</text:p>
      <text:p text:style-name="P2"/>
      <text:p text:style-name="P2">Host Kieran Gibert gave Albo and the Labor Party a good lashing over its practice of engaging in scare campaigns.</text:p>
      <text:p text:style-name="P2"/>
      <text:p text:style-name="P2">It was good to see considering the Labor Party, along with its militant lobbying group GetUp! have made a serious habit out of its scare campaigns built from lies and false claims about Liberal Party policies that do not exist.</text:p>
      <text:p text:style-name="P2"/>
      <text:p text:style-name="P2">This was notably a passing comment from Gilbert and not intended to be part of the debate itself, but was still pleasing to see that some are very aware of this daring tactic used by the Labor Party.</text:p>
      <text:p text:style-name="P2"/>
      <text:p text:style-name="P2">Talk moved to national security and specifically, boat turn backs.</text:p>
      <text:p text:style-name="P2"/>
      <text:p text:style-name="P2">This time it was Morrison giving the lashing to Albo, over his flipping and flopping over policy on boat turn backs.</text:p>
      <text:p text:style-name="P2"/>
      <text:p text:style-name="P2">Morrison rightly ppointed out that Albo never supported boat turn backs in 2013, yet has now adopted a position where he claims to support boat turn backs.</text:p>
      <text:p text:style-name="P2"/>
      <text:p text:style-name="P2">This issue has really hit Albo hard and despite his attempted denials of ever not supported boat turn backs in the past, the historical records prove otherwise.</text:p>
      <text:p text:style-name="P2"/>
      <text:p text:style-name="P2"><text:soft-page-break/>I do not know why Albo continues to try and rewrite history to blend it with the present because the method isn't working.</text:p>
      <text:p text:style-name="P2"/>
      <text:p text:style-name="P2">This was evident last night after Morrison lashed Albo on the issue h was left speechless, stuttering and spluttering incoherently before apparently giving up.</text:p>
      <text:p text:style-name="P2"/>
      <text:p text:style-name="P2">If there was a single moment throughout the debate which hurt Albo most, this would be it.</text:p>
      <text:p text:style-name="P2"/>
      <text:p text:style-name="P2">There was a bit of arguing over Medicare and the NDIS.</text:p>
      <text:p text:style-name="P2"/>
      <text:p text:style-name="P2">Morrison offered credit to the Labor Governments of the past which admittedly have been responsible for giving the country Medicare, the NDIS plus more.</text:p>
      <text:p text:style-name="P2"/>
      <text:p text:style-name="P2">Morrison pointed out that despite <text:s/>Labor Governments giving the country these precious programs, it has always been up to the Coalition to figure out how to pay for it.</text:p>
      <text:p text:style-name="P2"/>
      <text:p text:style-name="P2">This claim was not too far away from the truth.</text:p>
      <text:p text:style-name="P2"/>
      <text:p text:style-name="P2">Labor Party's economic history is a path of destruction and they have never been able to properly fund the programs they have developed.</text:p>
      <text:p text:style-name="P2"/>
      <text:p text:style-name="P2">This drew obvious ire on both sides of the political spectrum and really strike at the heart of political stereotypes.</text:p>
      <text:p text:style-name="P2"/>
      <text:p text:style-name="P2">When talk got deep into economics it was clear this was an area where Morrison feels most comfortable.</text:p>
      <text:p text:style-name="P2"/>
      <text:p text:style-name="P2">Morrison has encyclopaedic knowledge of economics, numbers and facts.</text:p>
      <text:p text:style-name="P2"/>
      <text:p text:style-name="P2">Morrison demonstrated no shame in putting this on full display.</text:p>
      <text:p text:style-name="P2"/>
      <text:p text:style-name="P2">Albo entered into the talk of economics by taking a very pecuilar stab at the rehashed Liberal's NBN, which he calls a failure and was rolled-out over budget.</text:p>
      <text:p text:style-name="P2"/>
      <text:p text:style-name="P2">Albo was right to say the NBN roll-out was over budget but it turned out to be a far cry from the exhorbitant costed network a Labor Government was going to built.</text:p>
      <text:p text:style-name="P2"/>
      <text:p text:style-name="P2">This was a peculiar topic to raise for Albo because as far as I am aware there isn't any reformed NBN policy which either party is taking into this election.</text:p>
      <text:p text:style-name="P2"/>
      <text:p text:style-name="P2">If Albo was looking to score points on the NBN then I'd say he would be bitterly disappointed as there was barely a sniff of any reaction on the issue from anyone else in the room.</text:p>
      <text:p text:style-name="P2"/>
      <text:p text:style-name="P2">If it indidcates anything, it's just how thin on policy the Labor Party really is.</text:p>
      <text:p text:style-name="P2"/>
      <text:p text:style-name="P2">Thin could be an understatement, really.</text:p>
      <text:p text:style-name="P2"/>
      <text:p text:style-name="P2">If you go through the archives and read my columns on Australian politics over the past three years you will see I have been talking about the issue of lack of policy in the Labor Party since Anthony Albanese become leader.</text:p>
      <text:p text:style-name="P2"/>
      <text:p text:style-name="P2">The guy has had three years in opposition to get on top of this issue, yet here we are, four weeks out from the election and the Labor Party is still without any real policy platform and still can't tell voters what an alternative government led by the Labor Party would look like.</text:p>
      <text:p text:style-name="P2"/>
      <text:p text:style-name="P2">Anyway, back to focusing on the debate.</text:p>
      <text:p text:style-name="P2"/>
      <text:p text:style-name="P2">There was a bit of carry on from Albo about legislation that was defeated in the Parliament and he went on to claim that Morrison has committed to bringing the legislation back before the House in the next term, should the Coalition be re-<text:soft-page-break/>elected.</text:p>
      <text:p text:style-name="P2"/>
      <text:p text:style-name="P2">Morrison clarified, accusing Albo of misstating the facts.</text:p>
      <text:p text:style-name="P2"/>
      <text:p text:style-name="P2">Morrison claimed the legislation would be reformed to have parts removed that were only applicable during the pandemic and are no longer required.</text:p>
      <text:p text:style-name="P2"/>
      <text:p text:style-name="P2">To anyone other than the most dedicated political observers, there was nothing to see here and was just typical political banter.</text:p>
      <text:p text:style-name="P2"/>
      <text:p text:style-name="P2">What it did show us though, is just how much Albo's campaign advisors are failing him.</text:p>
      <text:p text:style-name="P2"/>
      <text:p text:style-name="P2">Not only during last night's debate, but the entirety of the campaign up to this point, Albo has lacked even the most basic knowledge of the facts surrounding so many issues.</text:p>
      <text:p text:style-name="P2"/>
      <text:p text:style-name="P2">This was another demonstration that when it comes to facts, Albo doesn't always get it right.</text:p>
      <text:p text:style-name="P2"/>
      <text:p text:style-name="P2">Talk shifted to the recent developments involving the new signed security agreement between Solomon Islands and China.</text:p>
      <text:p text:style-name="P2"/>
      <text:p text:style-name="P2">Weirdly, Albo attempted to blame the Coalition for Solomon Islands be allowed to sign the agreement with China.</text:p>
      <text:p text:style-name="P2"/>
      <text:p text:style-name="P2">Honestly, I couldn't really believe what I was hearing.</text:p>
      <text:p text:style-name="P2"/>
      <text:p text:style-name="P2">Albo knows Solomon Islands is a sovereign nation which has every right to make decisions.</text:p>
      <text:p text:style-name="P2"/>
      <text:p text:style-name="P2">Solomon Islands, despite the strategic friendship it holds with Australia, is under no obligation to inform Australia of decisions it makes with other nations, irrespective of how much we disagree with the decisions it makes and agreements it signs with foreign nations.</text:p>
      <text:p text:style-name="P2"/>
      <text:p text:style-name="P2">The security agreement does pose significant challenges for Australia, which could see China on its doorstep in a matter of weeks, however any incoming government should be focusing on the challenges ahead, not how the decision came to be.</text:p>
      <text:p text:style-name="P2"/>
      <text:p text:style-name="P2">This was a wasted opportunity and there should have been much more debating on this issue, from both sides.</text:p>
      <text:p text:style-name="P2"/>
      <text:p text:style-name="P2">Morrison countered Albo's ridiculous accusations by reminding the him that when Scott Morrison has stood up to Chinese aggression the Labor Party has sided with China and accused Morrison of being too tough.</text:p>
      <text:p text:style-name="P2"/>
      <text:p text:style-name="P2">The hypocrisy is quite astonishing.</text:p>
      <text:p text:style-name="P2"/>
      <text:p text:style-name="P2">The debate closed with a really good question about engagement with young voters and trust in democratic establishment, yet sadly neither Morrison or Albo responded to with any real zeal.</text:p>
      <text:p text:style-name="P2"/>
      <text:p text:style-name="P2">In my opinion, it was a good question which was worded badly.</text:p>
      <text:p text:style-name="P2"/>
      <text:p text:style-name="P2">Perhaps this could have been asked earlier in the debate to allow more time for a response.</text:p>
      <text:p text:style-name="P2"/>
      <text:p text:style-name="P2">After their closing 60 second statements both leaders thanked each other and the audience.</text:p>
      <text:p text:style-name="P2"/>
      <text:p text:style-name="P2">It was actually a good debate and enjoyable to watch each party leader put in a candid position in front of a live audience.</text:p>
      <text:p text:style-name="P2"/>
      <text:p text:style-name="P2">It was clear all evening Morrison was comfortable and in his element.</text:p>
      <text:p text:style-name="P2"/>
      <text:p text:style-name="P2">Albo never fell down like some thought he might, but he never looked comfortable at any time.</text:p>
      <text:p text:style-name="P2"/>
      <text:p text:style-name="P2">There was no winner and no loser, just a debate.</text:p>
      <text:p text:style-name="P2"><text:soft-page-break/></text:p>
      <text:p text:style-name="P2">Was either leader impressive or put on enough of a show to sway the large chunk of undecided voters?</text:p>
      <text:p text:style-name="P2"/>
      <text:p text:style-name="P2">I don't think so.</text:p>
      <text:p text:style-name="P2"/>
      <text:p text:style-name="P2">It will be this large chunk of undecided voters which may be what influences the election outcome.</text:p>
      <text:p text:style-name="P2"/>
      <text:p text:style-name="P2">I hope to hell we don't get a hung parliament.</text:p>
      <text:p text:style-name="P2"/>
      <text:p text:style-name="P2">Hung parliaments only always benefit the left and construct a limp version of democracy where backroom deals become the centerpiece for decision making and House of Representatives is just a formalit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cGimpsey-Jones</meta:initial-creator>
    <meta:creation-date>2022-03-24T09:52:42.02</meta:creation-date>
    <dc:date>2022-04-21T13:23:35.77</dc:date>
    <dc:creator>Chris McGimpsey-Jones</dc:creator>
    <meta:editing-duration>PT10H45M52S</meta:editing-duration>
    <meta:editing-cycles>99</meta:editing-cycles>
    <meta:generator>OpenOffice/4.1.11$Win32 OpenOffice.org_project/4111m1$Build-9808</meta:generator>
    <meta:document-statistic meta:table-count="0" meta:image-count="0" meta:object-count="0" meta:page-count="4" meta:paragraph-count="73" meta:word-count="1511" meta:character-count="8729"/>
  </office:meta>
</office:document-meta>
</file>